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fo:line-height="138%" style:writing-mode="lr-tb"/>
      <style:text-properties fo:font-weight="normal"/>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paragraph-properties fo:margin-top="0cm" fo:margin-bottom="0cm" fo:line-height="138%" style:writing-mode="lr-tb"/>
    </style:style>
    <style:style style:name="T1"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10c7b0bb-7fff-4f39-3449-0d613a4bf579"/><text:span text:style-name="T2">Fernanda Andrade</text:span><text:span text:style-name="T4"> </text:span><text:span text:style-name="T1">( Articles extraits entre</text:span><text:span text:style-name="T4">  </text:span><text:span text:style-name="T2">mars/2020 à déc/2020</text:span><text:span text:style-name="T1">)</text:span></text:p>
      <text:p text:style-name="P3">Article lu : </text:p>
      <text:p text:style-name="P4"><text:a xlink:type="simple" xlink:href="https://www.20minutes.fr/monde/2769967-20200429-coronavirus-covid-corona-lockdown-prenoms-desormais-vogue-asie" text:style-name="Internet_20_link" text:visited-style-name="Visited_20_Internet_20_Link"><text:span text:style-name="T5">https://www.20minutes.fr/monde/2769967-20200429-coronavirus-covid-corona-lockdown-prenoms-desormais-vogue-asie</text:span></text:a></text:p>
      <text:p text:style-name="P3">(Pertinent) mot clé possible : des noms propres : Lockdown, Corona Kumar, Covid Marie,déplacements, récession historique, restez chez vous, Ehpad, réanimation</text:p>
      <text:p text:style-name="Text_20_body"/>
      <text:p text:style-name="P4"><text:span text:style-name="T3">Article lu : </text:span><text:a xlink:type="simple" xlink:href="https://www.20minutes.fr/societe/2757651-20200409-coronavirus-france-compte-pres-11000-deces-prepare-prolongement-confinement" text:style-name="Internet_20_link" text:visited-style-name="Visited_20_Internet_20_Link"><text:span text:style-name="T5">https://www.20minutes.fr/societe/2757651-20200409-coronavirus-france-compte-pres-11000-deces-prepare-prolongement-confinement</text:span></text:a></text:p>
      <text:p text:style-name="P3">(Pertinent) mot clé possible : déplacements, récession historique, restez chez vous, Ehpad, réanimation.</text:p>
      <text:p text:style-name="Text_20_body"/>
      <text:p text:style-name="P3">Article lu :</text:p>
      <text:p text:style-name="P4"><text:a xlink:type="simple" xlink:href="https://www.20minutes.fr/sante/2770779-20200430-coronavirus-attention-etude-affirme-epidemie-prendra-fin-9-aout-france" text:style-name="Internet_20_link" text:visited-style-name="Visited_20_Internet_20_Link"><text:span text:style-name="T5">https://www.20minutes.fr/sante/2770779-20200430-coronavirus-attention-etude-affirme-epidemie-prendra-fin-9-aout-france</text:span></text:a></text:p>
      <text:p text:style-name="P3">(Pertinent) mot clé possible : vaccin, évolution de la pandémie,  retour du virus, infection, études épidémiologiques, éradication du virus, phénomène exponentiel, infectée, SARS-CoV-2</text:p>
      <text:p text:style-name="Text_20_body"/>
      <text:p text:style-name="P4"><text:span text:style-name="T3">Article lu : </text:span><text:a xlink:type="simple" xlink:href="https://www.20minutes.fr/sante/2918891-20201127-coronavirus-nouvel-essai-clinique-necessaire-effets-secondaires-faut-douter-vaccins-anti-covid" text:style-name="Internet_20_link" text:visited-style-name="Visited_20_Internet_20_Link"><text:span text:style-name="T5">https://www.20minutes.fr/sante/2918891-20201127-coronavirus-nouvel-essai-clinique-necessaire-effets-secondaires-faut-douter-vaccins-anti-covid</text:span></text:a></text:p>
      <text:p text:style-name="P3">(Pertinent) mot clé possible : candidat-vaccin, nouveaux essais, effets secondaires, stratégie vaccinale, efficacité du vaccin, AstraZeneca, Pfizer-BioNTech, Moderna, réponse immunitaire, fièvre, maux de tête, courbatures, fatigue intense, Covireivac</text:p>
      <text:p text:style-name="Text_20_body"/>
      <text:p text:style-name="P4"><text:span text:style-name="T3">Article lu : </text:span><text:a xlink:type="simple" xlink:href="https://www.20minutes.fr/lille/2745623-20200322-coronavirus-lille-centre-hospitalier-lillois-developpe-propre-modele-masque" text:style-name="Internet_20_link" text:visited-style-name="Visited_20_Internet_20_Link"><text:span text:style-name="T5">https://www.20minutes.fr/lille/2745623-20200322-coronavirus-lille-centre-hospitalier-lillois-developpe-propre-modele-masque</text:span></text:a></text:p>
      <text:p text:style-name="P3">(Pertinent) mot clé possible : FFP2, masques chirurgicaux, Garridou, réutilisable</text:p>
      <text:p text:style-name="Text_20_body"/>
      <text:p text:style-name="P4"><text:span text:style-name="T3">Article lu : </text:span><text:a xlink:type="simple" xlink:href="https://www.20minutes.fr/sante/2896239-20201029-confinement-ecole-travail-commerces-balade-parc-comment-ca-va-passer" text:style-name="Internet_20_link" text:visited-style-name="Visited_20_Internet_20_Link"><text:span text:style-name="T5">https://www.20minutes.fr/sante/2896239-20201029-confinement-ecole-travail-commerces-balade-parc-comment-ca-va-passer</text:span></text:a></text:p>
      <text:p text:style-name="P3">(Pertinent) mot clé possible : restrictions, Télétravail,  protocoles sanitaires,  port du masque,  brassage des élèves, un mètre d’écart, cours à distance, attestation, courses essentielles, Tous Anti Covid, dérogation, couvre-feu, jauges, commerces essentiels,FFP2, masques chirurgicaux, Garridou, réutilisable,candidat-vaccin, nouveaux essais, effets secondaires, stratégie vaccinale, efficacité du vaccin, AstraZeneca, Pfizer-BioNTech, Moderna, réponse immunitaire, fièvre, maux de tête, courbatures, fatigue intense,vaccin, évolution de la pandémie,  retour du virus, infection, études épidémiologiques, éradication du virus, phénomène exponentiel, infectée, SARS-CoV-2</text:p>
      <text:p text:style-name="Text_20_body"/>
      <text:p text:style-name="P4"><text:span text:style-name="T3">Article lu : </text:span><text:a xlink:type="simple" xlink:href="https://www.20minutes.fr/politique/2769363-20200428-deconfinement-faut-retenir-plan-presente-edouard-philippe" text:style-name="Internet_20_link" text:visited-style-name="Visited_20_Internet_20_Link"><text:span text:style-name="T5">https://www.20minutes.fr/politique/2769363-20200428-deconfinement-faut-retenir-plan-presente-edouard-philippe</text:span></text:a></text:p>
      <text:p text:style-name="P3">(Pertinent) mot clé possible : dépistage, tests virologiques, risque de l’écroulement, seconde <text:soft-page-break/>vague, départements verts,  départements rouges,  circulation du virus, distanciation, un siège sur deux, des marquages au sol, port du masque obligatoire,traçage,StopCovid,téléconsultation, télétravailler, foyer épidémique, cluster,soins intensifs, variante du virus,  nouvelle souche,restrictions, Télétravail,  protocoles sanitaires,  port du masque,  brassage des élèves, un mètre d’écart, cours à distance, attestation, courses essentielles, Tous Anti Covid, dérogation, couvre-feu, jauges, commerces essentiels,Lockdown, Corona Kumar, Covid Marie,déplacements, récession historique, restez chez vous, Ehpad, réanimation</text:p>
      <text:p text:style-name="P1"><text:line-break/></text:p>
      <text:p text:style-name="P4"><text:span text:style-name="T3">Article lu : </text:span><text:a xlink:type="simple" xlink:href="https://www.20minutes.fr/arts-stars/culture/2787987-20200528-deconfinement-desormais-dictionnaire-tout-comme-covid-nareux" text:style-name="Internet_20_link" text:visited-style-name="Visited_20_Internet_20_Link"><text:span text:style-name="T5">https://www.20minutes.fr/arts-stars/culture/2787987-20200528-deconfinement-desormais-dictionnaire-tout-comme-covid-nareux</text:span></text:a></text:p>
      <text:p text:style-name="P3">(Pertinent) mot clé possible : téléconsultation, télétravailler, foyer épidémique, cluster,soins intensifs, variante du virus,  nouvelle souche</text:p>
      <text:p text:style-name="Text_20_body"/>
      <text:p text:style-name="P4"><text:span text:style-name="T3">Article lu : </text:span><text:a xlink:type="simple" xlink:href="https://www.20minutes.fr/sante/2936631-20201220-coronavirus-12799-nouveaux-cas-positifs-dimanche" text:style-name="Internet_20_link" text:visited-style-name="Visited_20_Internet_20_Link"><text:span text:style-name="T5">https://www.20minutes.fr/sante/2936631-20201220-coronavirus-12799-nouveaux-cas-positifs-dimanche</text:span></text:a></text:p>
      <text:p text:style-name="P3">(Pertinent) mot clé possible :  soins intensifs, variante du virus,  nouvelle souche</text:p>
      <text:p text:style-name="Text_20_body"/>
      <text:p text:style-name="P4"><text:span text:style-name="T3">Article lu : </text:span><text:a xlink:type="simple" xlink:href="https://www.20minutes.fr/sante/2851215-20200902-coronavirus-reponses-questions-tests-pcr-serologiques-salivaires" text:style-name="Internet_20_link" text:visited-style-name="Visited_20_Internet_20_Link"><text:span text:style-name="T5">https://www.20minutes.fr/sante/2851215-20200902-coronavirus-reponses-questions-tests-pcr-serologiques-salivaires</text:span></text:a></text:p>
      <text:p text:style-name="P3">(Pertinent) mot clé possible :   tests sérologiques, tests virologiques, test nasopharyngé,  mesures d’isolement, cas contact, quatorzaine préventive, </text:p>
      <text:p text:style-name="Text_20_body"/>
      <text:p text:style-name="P4"><text:span text:style-name="T3">Article lu: </text:span><text:a xlink:type="simple" xlink:href="https://www.20minutes.fr/economie/2929119-20201211-coronavirus-pourquoi-crise-sanitaire-boosteur-formation-certains-salaries" text:style-name="Internet_20_link" text:visited-style-name="Visited_20_Internet_20_Link"><text:span text:style-name="T5">https://www.20minutes.fr/economie/2929119-20201211-coronavirus-pourquoi-crise-sanitaire-boosteur-formation-certains-salaries</text:span></text:a></text:p>
      <text:p text:style-name="P3">(Pertinent) mot clé possible :  premier confinement, accélérateur de la digitalisation, nouvelles conditions de travail, outils collaboratifs, Zoom, Slack, Klaxoon, risques psychosociaux, gestion du stress, le distanciel.</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rnanda Andrade</meta:initial-creator>
    <meta:creation-date>2021-03-21T05:33:44.23</meta:creation-date>
    <meta:document-statistic meta:table-count="0" meta:image-count="0" meta:object-count="0" meta:page-count="2" meta:paragraph-count="27" meta:word-count="373" meta:character-count="4274"/>
    <dc:date>2021-03-21T05:34:28.17</dc:date>
    <dc:creator>Fernanda Andrade</dc:creator>
    <meta:editing-duration>PT46S</meta:editing-duration>
    <meta:editing-cycles>1</meta:editing-cycles>
    <meta:generator>OpenOffice/4.1.7$Win32 OpenOffice.org_project/417m1$Build-9800</meta:generator>
  </office:meta>
</office:document-meta>
</file>